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9B100000DB74C7A95EFC20B791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Normal" style:font-family-generic="roman" style:font-pitch="variable"/>
  </office:font-face-decls>
  <office:automatic-styles>
    <style:style style:name="P1" style:family="paragraph" style:parent-style-name="police_5f_pour_5f_seyes">
      <style:text-properties officeooo:rsid="000869a8" officeooo:paragraph-rsid="000869a8"/>
    </style:style>
    <style:style style:name="P2" style:family="paragraph" style:parent-style-name="police_5f_pour_5f_seyes" style:master-page-name="fond_5f_de_5f_page_5f_seyes_5f_210x297">
      <style:paragraph-properties style:page-number="auto"/>
      <style:text-properties officeooo:rsid="000869a8" officeooo:paragraph-rsid="000869a8"/>
    </style:style>
    <style:style style:name="P3" style:family="paragraph" style:parent-style-name="police_5f_pour_5f_seyes">
      <style:paragraph-properties fo:margin-left="0cm" fo:margin-right="0cm" fo:text-indent="0cm" style:auto-text-indent="false"/>
      <style:text-properties fo:font-size="11pt" fo:font-weight="bold" officeooo:rsid="000869a8" officeooo:paragraph-rsid="000869a8" style:font-size-asian="9.60000038146973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otre nom <text:s text:c="103"/>votre classe</text:p>
      <text:p text:style-name="P1">Votre prénom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Normal" style:font-family-generic="roman" style:font-pitch="variable"/>
  </office:font-face-decls>
  <office:styles>
    <draw:fill-image draw:name="fond_5f_de_5f_page_5f_seyes_5f_transparent" draw:display-name="fond_de_page_seyes_transparent" xlink:href="Pictures/10000001000009B100000DB74C7A95EFC20B7917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olice_5f_pour_5f_seyes" style:display-name="police_pour_seyes" style:family="paragraph" style:parent-style-name="Standard" style:master-page-name="">
      <style:paragraph-properties fo:margin-left="0.101cm" fo:margin-right="0cm" fo:margin-top="0cm" fo:margin-bottom="0.31cm" style:contextual-spacing="false" fo:text-indent="0cm" style:auto-text-indent="false" style:page-number="auto"/>
      <style:text-properties style:font-name="Times New Roman" fo:font-family="'Times New Roman'" style:font-style-name="Normal" style:font-family-generic="roman" style:font-pitch="variable" fo:font-size="12pt" fo:font-style="italic" fo:font-weight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4.001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top-left" draw:tile-repeat-offset="0% vertical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.099cm" fo:margin-bottom="2cm" fo:margin-left="4.0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fond_5f_de_5f_page_5f_seyes_5f_transparent" draw:fill-image-width="100%" draw:fill-image-height="100%" style:repeat="repeat" draw:fill-image-ref-point-x="0%" draw:fill-image-ref-point-y="0%" draw:fill-image-ref-point="top-left" draw:tile-repeat-offset="0% vertical" style:footnote-max-height="0cm" loext:margin-gutter="0cm">
        <style:background-image xlink:href="Pictures/10000001000009B100000DB74C7A95EFC20B7917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top-left" draw:tile-repeat-offset="0% vertical"/>
    </style:style>
    <style:style style:name="Mdp2" style:family="drawing-page">
      <style:drawing-page-properties draw:fill="bitmap" draw:background-size="full" draw:fill-image-name="fond_5f_de_5f_page_5f_seyes_5f_transparent" draw:fill-image-width="100%" draw:fill-image-height="100%" style:repeat="repeat" draw:fill-image-ref-point-x="0%" draw:fill-image-ref-point-y="0%" draw:fill-image-ref-point="top-left" draw:tile-repeat-offset="0% vertical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ond_5f_de_5f_page_5f_seyes_5f_210x297" style:display-name="fond_de_page_seyes_210x297" style:page-layout-name="Mpm2" draw:style-name="Mdp2"/>
    <style:master-page style:name="First_20_Page" style:display-name="First Page" style:page-layout-name="Mpm3" draw:style-name="Mdp3" style:next-style-name="Standard"/>
    <style:master-page style:name="Left_20_Page" style:display-name="Left Page" style:page-layout-name="Mpm4" draw:style-name="Mdp3" style:next-style-name="Right_20_Page"/>
    <style:master-page style:name="Right_20_Page" style:display-name="Right Page" style:page-layout-name="Mpm5" draw:style-name="Mdp3" style:next-style-name="Left_20_Page"/>
    <style:master-page style:name="Envelope" style:page-layout-name="Mpm6" draw:style-name="Mdp3"/>
    <style:master-page style:name="Index" style:page-layout-name="Mpm3" draw:style-name="Mdp3"/>
    <style:master-page style:name="HTML" style:page-layout-name="Mpm7" draw:style-name="Mdp3"/>
    <style:master-page style:name="Footnote" style:page-layout-name="Mpm8" draw:style-name="Mdp3"/>
    <style:master-page style:name="Endnote" style:page-layout-name="Mpm8" draw:style-name="Mdp3"/>
    <style:master-page style:name="Landscape" style:page-layout-name="Mpm9" draw:style-name="Mdp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9T18:51:22.681000000</meta:creation-date>
    <meta:print-date>2025-01-30T16:18:42.912000000</meta:print-date>
    <dc:date>2025-01-30T16:19:36.978000000</dc:date>
    <meta:editing-duration>PT35M56S</meta:editing-duration>
    <meta:editing-cycles>3</meta:editing-cycles>
    <meta:generator>LibreOffice/7.5.9.2$Windows_X86_64 LibreOffice_project/cdeefe45c17511d326101eed8008ac4092f278a9</meta:generator>
    <meta:document-statistic meta:table-count="0" meta:image-count="0" meta:object-count="0" meta:page-count="4" meta:paragraph-count="2" meta:word-count="6" meta:character-count="137" meta:non-whitespace-character-count="30"/>
  </office:meta>
</office:document-meta>
</file>